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elle1" style:family="table">
      <style:table-properties style:width="6.985cm" fo:margin-left="0cm" fo:margin-right="0cm" fo:margin-top="0cm" fo:margin-bottom="0cm" table:align="margins" style:writing-mode="lr-tb"/>
    </style:style>
    <style:style style:name="Tabelle1.A" style:family="table-column">
      <style:table-column-properties style:column-width="2.538cm" style:rel-column-width="1439*"/>
    </style:style>
    <style:style style:name="Tabelle1.B" style:family="table-column">
      <style:table-column-properties style:column-width="4.445cm" style:rel-column-width="2520*"/>
    </style:style>
    <style:style style:name="Tabelle1.1" style:family="table-row">
      <style:table-row-properties style:min-row-height="2.54cm" fo:keep-together="auto"/>
    </style:style>
    <style:style style:name="Tabelle1.A1" style:family="table-cell">
      <style:table-cell-properties fo:background-color="#943634" fo:padding-left="0.191cm" fo:padding-right="0.191cm" fo:padding-top="0cm" fo:padding-bottom="0cm" fo:border-left="none" fo:border-right="0.5pt solid #ffffff" fo:border-top="none" fo:border-bottom="none">
        <style:background-image/>
      </style:table-cell-properties>
    </style:style>
    <style:style style:name="Tabelle1.B1" style:family="table-cell">
      <style:table-cell-properties style:vertical-align="bottom" fo:background-color="#943634" fo:padding-left="0.191cm" fo:padding-right="0.191cm" fo:padding-top="0cm" fo:padding-bottom="0cm" fo:border-left="0.5pt solid #ffffff" fo:border-right="none" fo:border-top="none" fo:border-bottom="none">
        <style:background-image/>
      </style:table-cell-properties>
    </style:style>
    <style:style style:name="Tabelle1.2" style:family="table-row">
      <style:table-row-properties style:min-row-height="5.08cm" fo:keep-together="auto"/>
    </style:style>
    <style:style style:name="Tabelle1.A2" style:family="table-cell">
      <style:table-cell-properties fo:padding-left="0.191cm" fo:padding-right="0.191cm" fo:padding-top="0cm" fo:padding-bottom="0cm" fo:border-left="none" fo:border-right="0.5pt solid #000001" fo:border-top="none" fo:border-bottom="none"/>
    </style:style>
    <style:style style:name="Tabelle1.B2" style:family="table-cell">
      <style:table-cell-properties style:vertical-align="middle" fo:padding-left="0.191cm" fo:padding-right="0.191cm" fo:padding-top="0cm" fo:padding-bottom="0cm" fo:border-left="0.5pt solid #000001" fo:border-right="none" fo:border-top="none" fo:border-bottom="none"/>
    </style:style>
    <style:style style:name="Tabelle2" style:family="table">
      <style:table-properties style:width="16.002cm" style:rel-width="100%" fo:margin-top="0cm" fo:margin-bottom="0cm" table:align="center" style:writing-mode="lr-tb"/>
    </style:style>
    <style:style style:name="Tabelle2.A" style:family="table-column">
      <style:table-column-properties style:column-width="16.002cm" style:rel-column-width="65535*"/>
    </style:style>
    <style:style style:name="Tabelle2.1" style:family="table-row">
      <style:table-row-properties fo:keep-together="auto"/>
    </style:style>
    <style:style style:name="Tabelle2.A1" style:family="table-cell">
      <style:table-cell-properties fo:padding-left="0.191cm" fo:padding-right="0.191cm" fo:padding-top="0cm" fo:padding-bottom="0cm" fo:border="none"/>
    </style:style>
    <style:style style:name="P1" style:family="paragraph" style:parent-style-name="Standard">
      <style:paragraph-properties fo:break-before="page"/>
    </style:style>
    <style:style style:name="P2" style:family="paragraph" style:parent-style-name="No_20_Spacing">
      <style:text-properties fo:color="#76923c"/>
    </style:style>
    <style:style style:name="P3" style:family="paragraph" style:parent-style-name="No_20_Spacing">
      <style:text-properties fo:color="#76923c"/>
    </style:style>
    <style:style style:name="P4" style:family="paragraph">
      <style:paragraph-properties fo:text-align="start"/>
    </style:style>
    <style:style style:name="T1" style:family="text">
      <style:text-properties fo:color="#76923c"/>
    </style:style>
    <style:style style:name="T2" style:family="text">
      <style:text-properties fo:color="#76923c"/>
    </style:style>
    <style:style style:name="T3" style:family="text">
      <style:text-properties fo:text-transform="uppercase" fo:color="#76923c" fo:font-size="36pt" fo:font-weight="bold" style:font-size-asian="36pt" style:font-weight-asian="bold" style:font-size-complex="36pt" style:font-weight-complex="bold"/>
    </style:style>
    <style:style style:name="T4" style:family="text">
      <style:text-properties fo:text-transform="uppercase" fo:color="#76923c" fo:font-size="36pt" fo:font-weight="bold" style:font-size-asian="36pt" style:font-weight-asian="bold" style:font-size-complex="36pt" style:font-weight-complex="bold"/>
    </style:style>
    <style:style style:name="T5" style:family="text">
      <style:text-properties fo:text-transform="uppercase" fo:font-size="36pt" fo:font-weight="bold" style:font-size-asian="36pt" style:font-weight-asian="bold" style:font-size-complex="36pt" style:font-weight-complex="bold"/>
    </style:style>
    <style:style style:name="T6" style:family="text">
      <style:text-properties fo:color="#808080"/>
    </style:style>
    <style:style style:name="T7" style:family="text">
      <style:text-properties style:text-line-through-style="solid" style:text-line-through-type="single"/>
    </style:style>
    <style:style style:name="T8" style:family="text">
      <style:text-properties fo:language="en" fo:country="US"/>
    </style:style>
    <style:style style:name="T9" style:family="text">
      <style:text-properties style:text-underline-style="solid" style:text-underline-width="auto" style:text-underline-color="font-color"/>
    </style:style>
    <style:style style:name="T10" style:family="text">
      <style:text-properties officeooo:rsid="001a2c42"/>
    </style:style>
    <style:style style:name="fr1" style:family="graphic" style:parent-style-name="Frame">
      <style:graphic-properties fo:margin-left="0.33cm" fo:margin-right="0.33cm" fo:margin-top="0cm" fo:margin-bottom="0cm" style:vertical-pos="top" style:vertical-rel="page" style:horizontal-pos="from-left" style:horizontal-rel="page" draw:opacity="0%" fo:padding="0cm" fo:border="none"/>
    </style:style>
    <style:style style:name="fr2"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umsfeld 1" form:control-implementation="ooo:com.sun.star.form.component.DateField" xml:id="control1" form:id="control1" form:current-value="2016-01-0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1" text:anchor-type="paragraph" svg:x="-0.191cm" svg:width="6.985cm" draw:z-index="0"><draw:text-box fo:min-height="0cm"><table:table table:name="Tabelle1" table:style-name="Tabelle1"><table:table-column table:style-name="Tabelle1.A"/><table:table-column table:style-name="Tabelle1.B"/><table:table-row table:style-name="Tabelle1.1"><table:table-cell table:style-name="Tabelle1.A1" office:value-type="string"><text:p text:style-name="Standard"/></table:table-cell><table:table-cell table:style-name="Tabelle1.B1" office:value-type="string"><text:p text:style-name="No_20_Spacing"><draw:control text:anchor-type="as-char" draw:z-index="1" draw:style-name="gr1" draw:text-style-name="P4" svg:width="1.318cm" svg:height="0.578cm" draw:control="control1"/></text:p></table:table-cell></table:table-row><table:table-row table:style-name="Tabelle1.2"><table:table-cell table:style-name="Tabelle1.A2" office:value-type="string"><text:p text:style-name="Standard"/></table:table-cell><table:table-cell table:style-name="Tabelle1.B2" office:value-type="string"><text:p text:style-name="No_20_Spacing"><text:span text:style-name="T1">2BKI2/2</text:span></text:p><text:p text:style-name="P2"/><text:p text:style-name="No_20_Spacing"><text:span text:style-name="T1">Bandino Gianluca und </text:span><text:span text:style-name="T1">Weinhardt, Marius</text:span></text:p><text:p text:style-name="P2"/></table:table-cell></table:table-row></table:table></draw:text-box></draw:frame></text:p>
      <text:p text:style-name="Standard"/>
      <text:p text:style-name="Standard"><draw:frame draw:style-name="fr2" draw:name="Rahmen2" text:anchor-type="paragraph" svg:width="0.041cm" style:rel-width="100%" draw:z-index="2"><draw:text-box fo:min-height="0cm"><table:table table:name="Tabelle2" table:style-name="Tabelle2"><table:table-column table:style-name="Tabelle2.A"/><table:table-row table:style-name="Tabelle2.1"><table:table-cell table:style-name="Tabelle2.A1" office:value-type="string"><text:p text:style-name="No_20_Spacing"><text:span text:style-name="T3">[</text:span><text:span text:style-name="T5">Abschlussprojekt</text:span><text:span text:style-name="T3">]</text:span></text:p></table:table-cell></table:table-row><table:table-row table:style-name="Tabelle2.1"><table:table-cell table:style-name="Tabelle2.A1" office:value-type="string"><text:p text:style-name="No_20_Spacing"><text:span text:style-name="T6">Dokumentation des Abschlussprojektes, beschreibt unsere Arbeiten und Arbeitsvorgänge</text:span></text:p></table:table-cell></table:table-row></table:table></draw:text-box></draw:frame></text:p>
      <text:p text:style-name="P1">Inhaltsverzeichnis</text:p>
      <text:p text:style-name="P1"/>
      <text:p text:style-name="Standard">Einleitung</text:p>
      <text:p text:style-name="Standard">Nach einigem Überlegen und nachdenken hat mein Projektpartner schließlich die Haupt Idee zu unserem Projekt gehabt. </text:p>
      <text:p text:style-name="Standard">[Placeholder]</text:p>
      <text:p text:style-name="Standard">Dies kann man in sehr vielen verschiedenen Bereichen einsetzen unter anderem (im Moment ist das Programm dafür aber nicht ausgelegt) als Nachrichten Armband für Taube oder anderweitig behinderte Menschen. Viele Firmen können aus Sicherheitsgründen keine Behinderten anstellen stellen sie sich zum Beispiel vor dass der Taube den Feueralarm nicht hören würde und deshalb nicht eingestellt werden kann für dieses simple Problem könnte unser Projekt mit ein paar Modifikationen <text:s/>dazu <text:span text:style-name="T10">benutzt</text:span> werden um z B bei Feueralarm zu vibrieren und so auch diese Menschen zu warnen.</text:p>
      <text:p text:style-name="Standard"/>
      <text:p text:style-name="Standard"/>
      <text:p text:style-name="Standard"/>
      <text:p text:style-name="P1">Erste Entwürfe</text:p>
      <text:p text:style-name="Standard">Die Ersten Entwürfe und Ideen die wir hatten:</text:p>
      <text:p text:style-name="Standard">-</text:p>
      <text:p text:style-name="P1">Die Programmiersprachen Android und smartBASIC <text:s/></text:p>
      <text:p text:style-name="Standard">Da wir beide keine höheren Kenntnisse in diesen zwei Sprachen hatten mussten wir uns natürlich erst in diese Sprachen herein arbeiten.</text:p>
      <text:p text:style-name="Standard">Wir haben uns entschieden es aufzuteilen ich übernahm dabei die Programmiersprache Android und mein Partner smartBASIC.</text:p>
      <text:p text:style-name="Standard"/>
      <text:p text:style-name="Standard">Android</text:p>
      <text:p text:style-name="Standard">Aller Anfang ist schwer allerdings hatte ich schon ein wenig Erfahrung in XML in Java hatte ich noch nicht wirklich gearbeitet. Dank Handbüchern zur Programmiersprache Android und der sehr hilfreichen Internetseite Android Developers und dem Kostenlos als PDF erhältliches Buch „Android“ vom dpunkt.verlag <text:s/>habe ich mich <text:span text:style-name="T10">recht mühsam</text:span> in die<text:span text:style-name="T10">se</text:span> Programmiersprache eingearbeitet.</text:p>
      <text:p text:style-name="Standard"/>
      <text:p text:style-name="Standard"/>
      <text:p text:style-name="P1">Arbeiten in Android Studio</text:p>
      <text:p text:style-name="Standard">Android Studio ist eine Entwicklungsoberfläche für Android Apps da ich leider einen relativ schlechten Laptop besaß lief Android Studio bei mir deshalb sehr langsam.</text:p>
      <text:p text:style-name="Standard">Nach einigem Zeitaufwand und mit der Hilfe der bereits zuvor erwähnten Internetseite Android Developers ist es mir dann schließlich gelungen Android Studio auf meinem Laptop Funktionstüchtig zu machen. </text:p>
      <text:p text:style-name="Standard">Da das Arbeiten auf diesem Laptop in Android Studio allerdings mehr als schwierig war (lange Wartezeiten ,langsames aktualisieren etc.) habe ich mir schließlich ein wesentlich besseren Laptop besorgt auf dem Android Studio so wie ich es benötigte ein Wand Frei lief das einzige noch existente Problem war die Langsamkeit des Smartphone Emulators der in Android Studio bereits implementiert war deshalb war es etwas schwieriger noch unfertige Builds auf teil Funktionalität zu testen.</text:p>
      <text:p text:style-name="Standard"/>
      <text:p text:style-name="Standard">Das Arbeiten in Android Studio ist eigentlich sehr ähnlich wie in der Entwicklung Umgebung Eclipse die wohl bekannter sein wird<text:span text:style-name="T7">. da allerdings die Android Entwicklung auf Eclipse nicht mehr weiter entwickelt wird.</text:span></text:p>
      <text:p text:style-name="Standard"/>
      <text:p text:style-name="P1">smartBASIC Entwicklung</text:p>
      <text:p text:style-name="Standard"/>
      <text:p text:style-name="P1">Der µC EBOB-BL-600</text:p>
      <text:p text:style-name="Standard"/>
      <text:p text:style-name="P1">Layout der App</text:p>
      <text:p text:style-name="Standard">Ich hatte mehrere Ideen für das Layout und habe daher auch mehrere Entwürfe gehabt die ich später allerdings verworfen habe da sie für die App eher unbrauchbar war und außerdem auch nicht wirklich gut anzusehen war.</text:p>
      <text:p text:style-name="Standard"/>
      <text:p text:style-name="Standard">Erst gegen Schluss konnten wir uns auf ein endgültiges Layout einigen dass die Funktionalität der App am <text:span text:style-name="T10">bestmöglichen</text:span> <text:span text:style-name="T10">d</text:span>arstellt. Hier ein Bild des Letztendlichen Layouts den <text:span text:style-name="T10">Code</text:span> des Layouts können sie in den Code Anhängen Nachschlagen.</text:p>
      <text:p text:style-name="P1"/>
      <text:p text:style-name="Standard">Funktionen der App</text:p>
      <text:p text:style-name="Standard">Über die Funktionen der App habe ich mich mit meinem Projektpartner besprochen und bis zum Schluss waren wir uns nicht sicher was für Funktionen wir <text:span text:style-name="T10">herein tun</text:span> bzw. <text:span text:style-name="T10">herausnehmen.</text:span></text:p>
      <text:p text:style-name="Standard">Schließlich haben wir uns auf folgende Funktionen geeinigt:</text:p>
      <text:p text:style-name="Standard"><text:span text:style-name="T8">-</text:span></text:p>
      <text:p text:style-name="P1"><text:span text:style-name="T8">BLE (Bluetooth Low Energy) und das GATT </text:span></text:p>
      <text:p text:style-name="Standard">Da eine ständige Verbindung über Bluetooth mit dem <text:span text:style-name="T10">µC</text:span> besteht haben wir uns entschieden die bereits eingebauten BLE Routinen innerhalb des <text:span text:style-name="T10">µC</text:span> zu nutzen.</text:p>
      <text:p text:style-name="P1"/>
      <text:p text:style-name="Standard">Code der App</text:p>
      <text:p text:style-name="Standard">Der folgende Code ist der Gesamte Code der App gegliedert in XML Code und den dazu gehörigen Java Code.</text:p>
      <text:p text:style-name="Standard">Folgende XML Files und Java Files sind auf den folgenden Seiten in dieser Reihenfolge abgebildet.</text:p>
      <text:p text:style-name="Standard">XML Files</text:p>
      <text:p text:style-name="Standard">-</text:p>
      <text:p text:style-name="Standard">Java Files</text:p>
      <text:p text:style-name="Standard">-</text:p>
      <text:p text:style-name="Standard"/>
      <text:p text:style-name="Standard"/>
      <text:p text:style-name="P1">Probleme </text:p>
      <text:p text:style-name="Standard">Hier werden Probleme und ihre Lösungswege beschrieben auf die wir während unserer Arbeit gestoßen sind:</text:p>
      <text:p text:style-name="Standard"><text:span text:style-name="T10">- Android</text:span> Studio Funktionstüchtig <text:s/>machen damit Android <text:s/>Studio auf meinem alten Laptop <text:s/>funktioniert musste ich einige Dateien ändern. In der build.gradle muss die <text:span text:style-name="T9">Targeted SDK</text:span> und die<text:span text:style-name="T9"> Minimum SDK</text:span> geändert werden.</text:p>
      <text:p text:style-name="Standard">-<text:bookmark text:name="_GoBack"/></text:p>
      <text:p text:style-name="Standard"/>
      <text:p text:style-name="P1">Aufteilung unserer Arbei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de" style:country-asian="D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Kein_20_Leerraum_20_Zchn" style:display-name="Kein Leerraum Zchn" style:family="text" style:parent-style-name="Default_20_Paragraph_20_Font">
      <style:text-properties style:font-name-asian="F" style:font-family-generic-asian="system" style:font-pitch-asian="variable" style:language-asian="de" style:country-asian="DE"/>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chlussprojekt</dc:title>
    <meta:initial-creator>Weinhardt, Marius</meta:initial-creator>
    <meta:editing-cycles>17</meta:editing-cycles>
    <meta:creation-date>2016-01-27T06:45:00</meta:creation-date>
    <dc:date>2016-04-30T14:21:40.230000000</dc:date>
    <meta:editing-duration>PT6M22S</meta:editing-duration>
    <meta:generator>LibreOffice/5.0.5.2$Windows_x86 LibreOffice_project/55b006a02d247b5f7215fc6ea0fde844b30035b3</meta:generator>
    <meta:document-statistic meta:table-count="2" meta:image-count="0" meta:object-count="0" meta:page-count="14" meta:paragraph-count="46" meta:word-count="631" meta:character-count="4244" meta:non-whitespace-character-count="3647"/>
    <meta:user-defined meta:name="AppVersion">14.0000</meta:user-defined>
    <meta:user-defined meta:name="Company">2BKI2/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